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bab71c56a4bd04545e1992e71f8669af" style:family="table-column">
      <style:table-column-properties fo:break-before="auto" style:use-optimal-column-width="false" style:column-width="6cm"/>
    </style:style>
    <style:style style:name="odsStyleTableColumn-5c60007a905366105fd109544bc2a1a8" style:family="table-column">
      <style:table-column-properties fo:break-before="auto" style:use-optimal-column-width="false" style:column-width="5cm"/>
    </style:style>
    <style:style style:name="odsStyleTableColumn-84023378ec7576e3666dfc59921f3fd0" style:family="table-column">
      <style:table-column-properties fo:break-before="auto" style:use-optimal-column-width="false" style:column-width="3cm"/>
    </style:style>
    <style:style style:name="odsStyleTableCell-353de8b589ddaadcac8d9899b8effe99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5dead2ec40ba1c90b816715c936c4e3c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aa11bf12847c30b5ed72268ca6ba95df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522e753b4761770d5dab30d1c77dc5b8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c815f46e31ed3b92c8b32eac5a28ad73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1f4a2102ed1f8600fd8083e69652ff56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bab71c56a4bd04545e1992e71f8669af" table:default-cell-style-name="Default"/>
        <table:table-column table:style-name="odsStyleTableColumn-5c60007a905366105fd109544bc2a1a8" table:default-cell-style-name="Default"/>
        <table:table-column table:style-name="odsStyleTableColumn-84023378ec7576e3666dfc59921f3fd0" table:default-cell-style-name="Default"/>
        <table:table-column table:style-name="odsStyleTableColumn-84023378ec7576e3666dfc59921f3fd0" table:default-cell-style-name="Default"/>
        <table:table-column table:style-name="odsStyleTableColumn-84023378ec7576e3666dfc59921f3fd0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353de8b589ddaadcac8d9899b8effe99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5dead2ec40ba1c90b816715c936c4e3c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5dead2ec40ba1c90b816715c936c4e3c" table:number-columns-spanned="5" table:number-rows-spanned="1" office:value-type="string">
            <text:p>TABLA No. 67-24</text:p>
          </table:table-cell>
          <table:covered-table-cell table:number-columns-repeated="4"/>
        </table:table-row>
        <table:table-row table:style-name="ro1">
          <table:table-cell table:style-name="odsStyleTableCell-5dead2ec40ba1c90b816715c936c4e3c" table:number-columns-spanned="5" table:number-rows-spanned="1" office:value-type="string">
            <text:p>TABLA DE COTIZACIONES DEL 9 DE ABRIL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5dead2ec40ba1c90b816715c936c4e3c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aa11bf12847c30b5ed72268ca6ba95df" office:value-type="string">
            <text:p>PAIS</text:p>
          </table:table-cell>
          <table:table-cell table:style-name="odsStyleTableCell-aa11bf12847c30b5ed72268ca6ba95df" office:value-type="string">
            <text:p>UNIDAD MONETARIA</text:p>
          </table:table-cell>
          <table:table-cell table:style-name="odsStyleTableCell-aa11bf12847c30b5ed72268ca6ba95df" office:value-type="string">
            <text:p>MONEDA</text:p>
          </table:table-cell>
          <table:table-cell table:style-name="odsStyleTableCell-aa11bf12847c30b5ed72268ca6ba95df" office:value-type="string">
            <text:p>TIPO DE CAMBIO EN Bs POR UNIDAD DE MONEDA EXTRANJERA</text:p>
          </table:table-cell>
          <table:table-cell table:style-name="odsStyleTableCell-aa11bf12847c30b5ed72268ca6ba95df" office:value-type="string">
            <text:p>TIPO DE CAMBIO EN M.E.</text:p>
          </table:table-cell>
        </table:table-row>
        <table:table-row table:style-name="ro1">
          <table:table-cell table:style-name="odsStyleTableCell-522e753b4761770d5dab30d1c77dc5b8" office:value-type="string">
            <text:p>ESTADOS UNIDOS</text:p>
          </table:table-cell>
          <table:table-cell table:style-name="odsStyleTableCell-522e753b4761770d5dab30d1c77dc5b8" office:value-type="string">
            <text:p>DOLAR VENTA</text:p>
          </table:table-cell>
          <table:table-cell table:style-name="odsStyleTableCell-522e753b4761770d5dab30d1c77dc5b8" office:value-type="string">
            <text:p>USD.VENTA</text:p>
          </table:table-cell>
          <table:table-cell table:style-name="odsStyleTableCell-c815f46e31ed3b92c8b32eac5a28ad73" office:value-type="string">
            <text:p>6.96000</text:p>
          </table:table-cell>
          <table:table-cell table:style-name="odsStyleTableCell-c815f46e31ed3b92c8b32eac5a28ad73" office:value-type="string">
            <text:p/>
          </table:table-cell>
        </table:table-row>
        <table:table-row table:style-name="ro1">
          <table:table-cell table:style-name="odsStyleTableCell-522e753b4761770d5dab30d1c77dc5b8" office:value-type="string">
            <text:p>ESTADOS UNIDOS</text:p>
          </table:table-cell>
          <table:table-cell table:style-name="odsStyleTableCell-522e753b4761770d5dab30d1c77dc5b8" office:value-type="string">
            <text:p>DOLAR COMPRA</text:p>
          </table:table-cell>
          <table:table-cell table:style-name="odsStyleTableCell-522e753b4761770d5dab30d1c77dc5b8" office:value-type="string">
            <text:p>USD.COMPRA</text:p>
          </table:table-cell>
          <table:table-cell table:style-name="odsStyleTableCell-c815f46e31ed3b92c8b32eac5a28ad73" office:value-type="string">
            <text:p>6.86000</text:p>
          </table:table-cell>
          <table:table-cell table:style-name="odsStyleTableCell-c815f46e31ed3b92c8b32eac5a28ad73" office:value-type="string">
            <text:p/>
          </table:table-cell>
        </table:table-row>
        <table:table-row table:style-name="ro1">
          <table:table-cell table:style-name="odsStyleTableCell-522e753b4761770d5dab30d1c77dc5b8" office:value-type="string">
            <text:p>UNION EUROPEA</text:p>
          </table:table-cell>
          <table:table-cell table:style-name="odsStyleTableCell-522e753b4761770d5dab30d1c77dc5b8" office:value-type="string">
            <text:p>EURO</text:p>
          </table:table-cell>
          <table:table-cell table:style-name="odsStyleTableCell-522e753b4761770d5dab30d1c77dc5b8" office:value-type="string">
            <text:p>EUR</text:p>
          </table:table-cell>
          <table:table-cell table:style-name="odsStyleTableCell-c815f46e31ed3b92c8b32eac5a28ad73" office:value-type="string">
            <text:p>7.44996</text:p>
          </table:table-cell>
          <table:table-cell table:style-name="odsStyleTableCell-c815f46e31ed3b92c8b32eac5a28ad73" office:value-type="string">
            <text:p>0.92081</text:p>
          </table:table-cell>
        </table:table-row>
        <table:table-row table:style-name="ro1">
          <table:table-cell table:style-name="odsStyleTableCell-522e753b4761770d5dab30d1c77dc5b8" office:value-type="string">
            <text:p>JAPON</text:p>
          </table:table-cell>
          <table:table-cell table:style-name="odsStyleTableCell-522e753b4761770d5dab30d1c77dc5b8" office:value-type="string">
            <text:p>YEN</text:p>
          </table:table-cell>
          <table:table-cell table:style-name="odsStyleTableCell-522e753b4761770d5dab30d1c77dc5b8" office:value-type="string">
            <text:p>JPY</text:p>
          </table:table-cell>
          <table:table-cell table:style-name="odsStyleTableCell-c815f46e31ed3b92c8b32eac5a28ad73" office:value-type="string">
            <text:p>0.04521</text:p>
          </table:table-cell>
          <table:table-cell table:style-name="odsStyleTableCell-c815f46e31ed3b92c8b32eac5a28ad73" office:value-type="string">
            <text:p>151.75000</text:p>
          </table:table-cell>
        </table:table-row>
        <table:table-row table:style-name="ro1">
          <table:table-cell table:style-name="odsStyleTableCell-522e753b4761770d5dab30d1c77dc5b8" office:value-type="string">
            <text:p>ARABIA SAUDITA</text:p>
          </table:table-cell>
          <table:table-cell table:style-name="odsStyleTableCell-522e753b4761770d5dab30d1c77dc5b8" office:value-type="string">
            <text:p>RIYAL SAUDÍ</text:p>
          </table:table-cell>
          <table:table-cell table:style-name="odsStyleTableCell-522e753b4761770d5dab30d1c77dc5b8" office:value-type="string">
            <text:p>SAR</text:p>
          </table:table-cell>
          <table:table-cell table:style-name="odsStyleTableCell-c815f46e31ed3b92c8b32eac5a28ad73" office:value-type="string">
            <text:p>1.82875</text:p>
          </table:table-cell>
          <table:table-cell table:style-name="odsStyleTableCell-c815f46e31ed3b92c8b32eac5a28ad73" office:value-type="string">
            <text:p>3.75120</text:p>
          </table:table-cell>
        </table:table-row>
        <table:table-row table:style-name="ro1">
          <table:table-cell table:style-name="odsStyleTableCell-522e753b4761770d5dab30d1c77dc5b8" office:value-type="string">
            <text:p>ARGELIA</text:p>
          </table:table-cell>
          <table:table-cell table:style-name="odsStyleTableCell-522e753b4761770d5dab30d1c77dc5b8" office:value-type="string">
            <text:p>DINAR ARGELINO</text:p>
          </table:table-cell>
          <table:table-cell table:style-name="odsStyleTableCell-522e753b4761770d5dab30d1c77dc5b8" office:value-type="string">
            <text:p>DZD</text:p>
          </table:table-cell>
          <table:table-cell table:style-name="odsStyleTableCell-c815f46e31ed3b92c8b32eac5a28ad73" office:value-type="string">
            <text:p>0.05107</text:p>
          </table:table-cell>
          <table:table-cell table:style-name="odsStyleTableCell-c815f46e31ed3b92c8b32eac5a28ad73" office:value-type="string">
            <text:p>134.32010</text:p>
          </table:table-cell>
        </table:table-row>
        <table:table-row table:style-name="ro1">
          <table:table-cell table:style-name="odsStyleTableCell-522e753b4761770d5dab30d1c77dc5b8" office:value-type="string">
            <text:p>ARGENTINA</text:p>
          </table:table-cell>
          <table:table-cell table:style-name="odsStyleTableCell-522e753b4761770d5dab30d1c77dc5b8" office:value-type="string">
            <text:p>PESO</text:p>
          </table:table-cell>
          <table:table-cell table:style-name="odsStyleTableCell-522e753b4761770d5dab30d1c77dc5b8" office:value-type="string">
            <text:p>ARS</text:p>
          </table:table-cell>
          <table:table-cell table:style-name="odsStyleTableCell-c815f46e31ed3b92c8b32eac5a28ad73" office:value-type="string">
            <text:p>0.00794</text:p>
          </table:table-cell>
          <table:table-cell table:style-name="odsStyleTableCell-c815f46e31ed3b92c8b32eac5a28ad73" office:value-type="string">
            <text:p>864.20260</text:p>
          </table:table-cell>
        </table:table-row>
        <table:table-row table:style-name="ro1">
          <table:table-cell table:style-name="odsStyleTableCell-522e753b4761770d5dab30d1c77dc5b8" office:value-type="string">
            <text:p>AUSTRALIA</text:p>
          </table:table-cell>
          <table:table-cell table:style-name="odsStyleTableCell-522e753b4761770d5dab30d1c77dc5b8" office:value-type="string">
            <text:p>DÓLAR</text:p>
          </table:table-cell>
          <table:table-cell table:style-name="odsStyleTableCell-522e753b4761770d5dab30d1c77dc5b8" office:value-type="string">
            <text:p>AUD</text:p>
          </table:table-cell>
          <table:table-cell table:style-name="odsStyleTableCell-c815f46e31ed3b92c8b32eac5a28ad73" office:value-type="string">
            <text:p>4.53170</text:p>
          </table:table-cell>
          <table:table-cell table:style-name="odsStyleTableCell-c815f46e31ed3b92c8b32eac5a28ad73" office:value-type="string">
            <text:p>1.51378</text:p>
          </table:table-cell>
        </table:table-row>
        <table:table-row table:style-name="ro1">
          <table:table-cell table:style-name="odsStyleTableCell-522e753b4761770d5dab30d1c77dc5b8" office:value-type="string">
            <text:p>BRASIL</text:p>
          </table:table-cell>
          <table:table-cell table:style-name="odsStyleTableCell-522e753b4761770d5dab30d1c77dc5b8" office:value-type="string">
            <text:p>REAL</text:p>
          </table:table-cell>
          <table:table-cell table:style-name="odsStyleTableCell-522e753b4761770d5dab30d1c77dc5b8" office:value-type="string">
            <text:p>BRL</text:p>
          </table:table-cell>
          <table:table-cell table:style-name="odsStyleTableCell-c815f46e31ed3b92c8b32eac5a28ad73" office:value-type="string">
            <text:p>1.36287</text:p>
          </table:table-cell>
          <table:table-cell table:style-name="odsStyleTableCell-c815f46e31ed3b92c8b32eac5a28ad73" office:value-type="string">
            <text:p>5.03350</text:p>
          </table:table-cell>
        </table:table-row>
        <table:table-row table:style-name="ro1">
          <table:table-cell table:style-name="odsStyleTableCell-522e753b4761770d5dab30d1c77dc5b8" office:value-type="string">
            <text:p>CANADA</text:p>
          </table:table-cell>
          <table:table-cell table:style-name="odsStyleTableCell-522e753b4761770d5dab30d1c77dc5b8" office:value-type="string">
            <text:p>DÓLAR</text:p>
          </table:table-cell>
          <table:table-cell table:style-name="odsStyleTableCell-522e753b4761770d5dab30d1c77dc5b8" office:value-type="string">
            <text:p>CAD</text:p>
          </table:table-cell>
          <table:table-cell table:style-name="odsStyleTableCell-c815f46e31ed3b92c8b32eac5a28ad73" office:value-type="string">
            <text:p>5.05378</text:p>
          </table:table-cell>
          <table:table-cell table:style-name="odsStyleTableCell-c815f46e31ed3b92c8b32eac5a28ad73" office:value-type="string">
            <text:p>1.35740</text:p>
          </table:table-cell>
        </table:table-row>
        <table:table-row table:style-name="ro1">
          <table:table-cell table:style-name="odsStyleTableCell-522e753b4761770d5dab30d1c77dc5b8" office:value-type="string">
            <text:p>CHILE</text:p>
          </table:table-cell>
          <table:table-cell table:style-name="odsStyleTableCell-522e753b4761770d5dab30d1c77dc5b8" office:value-type="string">
            <text:p>PESO</text:p>
          </table:table-cell>
          <table:table-cell table:style-name="odsStyleTableCell-522e753b4761770d5dab30d1c77dc5b8" office:value-type="string">
            <text:p>CLP</text:p>
          </table:table-cell>
          <table:table-cell table:style-name="odsStyleTableCell-c815f46e31ed3b92c8b32eac5a28ad73" office:value-type="string">
            <text:p>0.00726</text:p>
          </table:table-cell>
          <table:table-cell table:style-name="odsStyleTableCell-c815f46e31ed3b92c8b32eac5a28ad73" office:value-type="string">
            <text:p>945.00000</text:p>
          </table:table-cell>
        </table:table-row>
        <table:table-row table:style-name="ro1">
          <table:table-cell table:style-name="odsStyleTableCell-522e753b4761770d5dab30d1c77dc5b8" office:value-type="string">
            <text:p>COLOMBIA</text:p>
          </table:table-cell>
          <table:table-cell table:style-name="odsStyleTableCell-522e753b4761770d5dab30d1c77dc5b8" office:value-type="string">
            <text:p>PESO</text:p>
          </table:table-cell>
          <table:table-cell table:style-name="odsStyleTableCell-522e753b4761770d5dab30d1c77dc5b8" office:value-type="string">
            <text:p>COP</text:p>
          </table:table-cell>
          <table:table-cell table:style-name="odsStyleTableCell-c815f46e31ed3b92c8b32eac5a28ad73" office:value-type="string">
            <text:p>0.00182</text:p>
          </table:table-cell>
          <table:table-cell table:style-name="odsStyleTableCell-c815f46e31ed3b92c8b32eac5a28ad73" office:value-type="string">
            <text:p>3,771.63000</text:p>
          </table:table-cell>
        </table:table-row>
        <table:table-row table:style-name="ro1">
          <table:table-cell table:style-name="odsStyleTableCell-522e753b4761770d5dab30d1c77dc5b8" office:value-type="string">
            <text:p>COREA DEL SUR</text:p>
          </table:table-cell>
          <table:table-cell table:style-name="odsStyleTableCell-522e753b4761770d5dab30d1c77dc5b8" office:value-type="string">
            <text:p>WON</text:p>
          </table:table-cell>
          <table:table-cell table:style-name="odsStyleTableCell-522e753b4761770d5dab30d1c77dc5b8" office:value-type="string">
            <text:p>KRW</text:p>
          </table:table-cell>
          <table:table-cell table:style-name="odsStyleTableCell-c815f46e31ed3b92c8b32eac5a28ad73" office:value-type="string">
            <text:p>0.00507</text:p>
          </table:table-cell>
          <table:table-cell table:style-name="odsStyleTableCell-c815f46e31ed3b92c8b32eac5a28ad73" office:value-type="string">
            <text:p>1,353.13000</text:p>
          </table:table-cell>
        </table:table-row>
        <table:table-row table:style-name="ro1">
          <table:table-cell table:style-name="odsStyleTableCell-522e753b4761770d5dab30d1c77dc5b8" office:value-type="string">
            <text:p>COSTA RICA</text:p>
          </table:table-cell>
          <table:table-cell table:style-name="odsStyleTableCell-522e753b4761770d5dab30d1c77dc5b8" office:value-type="string">
            <text:p>COLON COSTARRICENSE</text:p>
          </table:table-cell>
          <table:table-cell table:style-name="odsStyleTableCell-522e753b4761770d5dab30d1c77dc5b8" office:value-type="string">
            <text:p>CRC</text:p>
          </table:table-cell>
          <table:table-cell table:style-name="odsStyleTableCell-c815f46e31ed3b92c8b32eac5a28ad73" office:value-type="string">
            <text:p>0.01360</text:p>
          </table:table-cell>
          <table:table-cell table:style-name="odsStyleTableCell-c815f46e31ed3b92c8b32eac5a28ad73" office:value-type="string">
            <text:p>504.46000</text:p>
          </table:table-cell>
        </table:table-row>
        <table:table-row table:style-name="ro1">
          <table:table-cell table:style-name="odsStyleTableCell-522e753b4761770d5dab30d1c77dc5b8" office:value-type="string">
            <text:p>REPUBLICA CHECA</text:p>
          </table:table-cell>
          <table:table-cell table:style-name="odsStyleTableCell-522e753b4761770d5dab30d1c77dc5b8" office:value-type="string">
            <text:p>CORONA CHECA</text:p>
          </table:table-cell>
          <table:table-cell table:style-name="odsStyleTableCell-522e753b4761770d5dab30d1c77dc5b8" office:value-type="string">
            <text:p>CZK</text:p>
          </table:table-cell>
          <table:table-cell table:style-name="odsStyleTableCell-c815f46e31ed3b92c8b32eac5a28ad73" office:value-type="string">
            <text:p>0.29376</text:p>
          </table:table-cell>
          <table:table-cell table:style-name="odsStyleTableCell-c815f46e31ed3b92c8b32eac5a28ad73" office:value-type="string">
            <text:p>23.35230</text:p>
          </table:table-cell>
        </table:table-row>
        <table:table-row table:style-name="ro1">
          <table:table-cell table:style-name="odsStyleTableCell-522e753b4761770d5dab30d1c77dc5b8" office:value-type="string">
            <text:p>DINAMARCA</text:p>
          </table:table-cell>
          <table:table-cell table:style-name="odsStyleTableCell-522e753b4761770d5dab30d1c77dc5b8" office:value-type="string">
            <text:p>CORONA</text:p>
          </table:table-cell>
          <table:table-cell table:style-name="odsStyleTableCell-522e753b4761770d5dab30d1c77dc5b8" office:value-type="string">
            <text:p>DKK</text:p>
          </table:table-cell>
          <table:table-cell table:style-name="odsStyleTableCell-c815f46e31ed3b92c8b32eac5a28ad73" office:value-type="string">
            <text:p>0.99876</text:p>
          </table:table-cell>
          <table:table-cell table:style-name="odsStyleTableCell-c815f46e31ed3b92c8b32eac5a28ad73" office:value-type="string">
            <text:p>6.86850</text:p>
          </table:table-cell>
        </table:table-row>
        <table:table-row table:style-name="ro1">
          <table:table-cell table:style-name="odsStyleTableCell-522e753b4761770d5dab30d1c77dc5b8" office:value-type="string">
            <text:p>ECUADOR</text:p>
          </table:table-cell>
          <table:table-cell table:style-name="odsStyleTableCell-522e753b4761770d5dab30d1c77dc5b8" office:value-type="string">
            <text:p>DÓLAR</text:p>
          </table:table-cell>
          <table:table-cell table:style-name="odsStyleTableCell-522e753b4761770d5dab30d1c77dc5b8" office:value-type="string">
            <text:p>USD</text:p>
          </table:table-cell>
          <table:table-cell table:style-name="odsStyleTableCell-c815f46e31ed3b92c8b32eac5a28ad73" office:value-type="string">
            <text:p>6.86000</text:p>
          </table:table-cell>
          <table:table-cell table:style-name="odsStyleTableCell-c815f46e31ed3b92c8b32eac5a28ad73" office:value-type="string">
            <text:p>1.00000</text:p>
          </table:table-cell>
        </table:table-row>
        <table:table-row table:style-name="ro1">
          <table:table-cell table:style-name="odsStyleTableCell-522e753b4761770d5dab30d1c77dc5b8" office:value-type="string">
            <text:p>EMIRATOS ARABES</text:p>
          </table:table-cell>
          <table:table-cell table:style-name="odsStyleTableCell-522e753b4761770d5dab30d1c77dc5b8" office:value-type="string">
            <text:p>DIRHAM</text:p>
          </table:table-cell>
          <table:table-cell table:style-name="odsStyleTableCell-522e753b4761770d5dab30d1c77dc5b8" office:value-type="string">
            <text:p>AED</text:p>
          </table:table-cell>
          <table:table-cell table:style-name="odsStyleTableCell-c815f46e31ed3b92c8b32eac5a28ad73" office:value-type="string">
            <text:p>1.86794</text:p>
          </table:table-cell>
          <table:table-cell table:style-name="odsStyleTableCell-c815f46e31ed3b92c8b32eac5a28ad73" office:value-type="string">
            <text:p>3.67250</text:p>
          </table:table-cell>
        </table:table-row>
        <table:table-row table:style-name="ro1">
          <table:table-cell table:style-name="odsStyleTableCell-522e753b4761770d5dab30d1c77dc5b8" office:value-type="string">
            <text:p>FILIPINAS</text:p>
          </table:table-cell>
          <table:table-cell table:style-name="odsStyleTableCell-522e753b4761770d5dab30d1c77dc5b8" office:value-type="string">
            <text:p>PESO FILIPINO</text:p>
          </table:table-cell>
          <table:table-cell table:style-name="odsStyleTableCell-522e753b4761770d5dab30d1c77dc5b8" office:value-type="string">
            <text:p>PHP</text:p>
          </table:table-cell>
          <table:table-cell table:style-name="odsStyleTableCell-c815f46e31ed3b92c8b32eac5a28ad73" office:value-type="string">
            <text:p>0.12143</text:p>
          </table:table-cell>
          <table:table-cell table:style-name="odsStyleTableCell-c815f46e31ed3b92c8b32eac5a28ad73" office:value-type="string">
            <text:p>56.49200</text:p>
          </table:table-cell>
        </table:table-row>
        <table:table-row table:style-name="ro1">
          <table:table-cell table:style-name="odsStyleTableCell-522e753b4761770d5dab30d1c77dc5b8" office:value-type="string">
            <text:p>HAITÍ</text:p>
          </table:table-cell>
          <table:table-cell table:style-name="odsStyleTableCell-522e753b4761770d5dab30d1c77dc5b8" office:value-type="string">
            <text:p>GOURDE</text:p>
          </table:table-cell>
          <table:table-cell table:style-name="odsStyleTableCell-522e753b4761770d5dab30d1c77dc5b8" office:value-type="string">
            <text:p>HTG</text:p>
          </table:table-cell>
          <table:table-cell table:style-name="odsStyleTableCell-c815f46e31ed3b92c8b32eac5a28ad73" office:value-type="string">
            <text:p>0.05186</text:p>
          </table:table-cell>
          <table:table-cell table:style-name="odsStyleTableCell-c815f46e31ed3b92c8b32eac5a28ad73" office:value-type="string">
            <text:p>132.28450</text:p>
          </table:table-cell>
        </table:table-row>
        <table:table-row table:style-name="ro1">
          <table:table-cell table:style-name="odsStyleTableCell-522e753b4761770d5dab30d1c77dc5b8" office:value-type="string">
            <text:p>HONG KONG</text:p>
          </table:table-cell>
          <table:table-cell table:style-name="odsStyleTableCell-522e753b4761770d5dab30d1c77dc5b8" office:value-type="string">
            <text:p>DÓLAR</text:p>
          </table:table-cell>
          <table:table-cell table:style-name="odsStyleTableCell-522e753b4761770d5dab30d1c77dc5b8" office:value-type="string">
            <text:p>HKD</text:p>
          </table:table-cell>
          <table:table-cell table:style-name="odsStyleTableCell-c815f46e31ed3b92c8b32eac5a28ad73" office:value-type="string">
            <text:p>0.87597</text:p>
          </table:table-cell>
          <table:table-cell table:style-name="odsStyleTableCell-c815f46e31ed3b92c8b32eac5a28ad73" office:value-type="string">
            <text:p>7.83130</text:p>
          </table:table-cell>
        </table:table-row>
        <table:table-row table:style-name="ro1">
          <table:table-cell table:style-name="odsStyleTableCell-522e753b4761770d5dab30d1c77dc5b8" office:value-type="string">
            <text:p>INDIA</text:p>
          </table:table-cell>
          <table:table-cell table:style-name="odsStyleTableCell-522e753b4761770d5dab30d1c77dc5b8" office:value-type="string">
            <text:p>RUPIA</text:p>
          </table:table-cell>
          <table:table-cell table:style-name="odsStyleTableCell-522e753b4761770d5dab30d1c77dc5b8" office:value-type="string">
            <text:p>INR</text:p>
          </table:table-cell>
          <table:table-cell table:style-name="odsStyleTableCell-c815f46e31ed3b92c8b32eac5a28ad73" office:value-type="string">
            <text:p>0.08234</text:p>
          </table:table-cell>
          <table:table-cell table:style-name="odsStyleTableCell-c815f46e31ed3b92c8b32eac5a28ad73" office:value-type="string">
            <text:p>83.31500</text:p>
          </table:table-cell>
        </table:table-row>
        <table:table-row table:style-name="ro1">
          <table:table-cell table:style-name="odsStyleTableCell-522e753b4761770d5dab30d1c77dc5b8" office:value-type="string">
            <text:p>INDONESIA</text:p>
          </table:table-cell>
          <table:table-cell table:style-name="odsStyleTableCell-522e753b4761770d5dab30d1c77dc5b8" office:value-type="string">
            <text:p>RUPIA INDONESIA</text:p>
          </table:table-cell>
          <table:table-cell table:style-name="odsStyleTableCell-522e753b4761770d5dab30d1c77dc5b8" office:value-type="string">
            <text:p>IDR</text:p>
          </table:table-cell>
          <table:table-cell table:style-name="odsStyleTableCell-c815f46e31ed3b92c8b32eac5a28ad73" office:value-type="string">
            <text:p>0.00043</text:p>
          </table:table-cell>
          <table:table-cell table:style-name="odsStyleTableCell-c815f46e31ed3b92c8b32eac5a28ad73" office:value-type="string">
            <text:p>15,845.00000</text:p>
          </table:table-cell>
        </table:table-row>
        <table:table-row table:style-name="ro1">
          <table:table-cell table:style-name="odsStyleTableCell-522e753b4761770d5dab30d1c77dc5b8" office:value-type="string">
            <text:p>ISRAEL</text:p>
          </table:table-cell>
          <table:table-cell table:style-name="odsStyleTableCell-522e753b4761770d5dab30d1c77dc5b8" office:value-type="string">
            <text:p>NUEVO SÉQUEL</text:p>
          </table:table-cell>
          <table:table-cell table:style-name="odsStyleTableCell-522e753b4761770d5dab30d1c77dc5b8" office:value-type="string">
            <text:p>ILS</text:p>
          </table:table-cell>
          <table:table-cell table:style-name="odsStyleTableCell-c815f46e31ed3b92c8b32eac5a28ad73" office:value-type="string">
            <text:p>1.86297</text:p>
          </table:table-cell>
          <table:table-cell table:style-name="odsStyleTableCell-c815f46e31ed3b92c8b32eac5a28ad73" office:value-type="string">
            <text:p>3.68230</text:p>
          </table:table-cell>
        </table:table-row>
        <table:table-row table:style-name="ro1">
          <table:table-cell table:style-name="odsStyleTableCell-522e753b4761770d5dab30d1c77dc5b8" office:value-type="string">
            <text:p>MALASIA</text:p>
          </table:table-cell>
          <table:table-cell table:style-name="odsStyleTableCell-522e753b4761770d5dab30d1c77dc5b8" office:value-type="string">
            <text:p>RINGGIT MALAYO</text:p>
          </table:table-cell>
          <table:table-cell table:style-name="odsStyleTableCell-522e753b4761770d5dab30d1c77dc5b8" office:value-type="string">
            <text:p>MYR</text:p>
          </table:table-cell>
          <table:table-cell table:style-name="odsStyleTableCell-c815f46e31ed3b92c8b32eac5a28ad73" office:value-type="string">
            <text:p>1.44345</text:p>
          </table:table-cell>
          <table:table-cell table:style-name="odsStyleTableCell-c815f46e31ed3b92c8b32eac5a28ad73" office:value-type="string">
            <text:p>4.75250</text:p>
          </table:table-cell>
        </table:table-row>
        <table:table-row table:style-name="ro1">
          <table:table-cell table:style-name="odsStyleTableCell-522e753b4761770d5dab30d1c77dc5b8" office:value-type="string">
            <text:p>MEXICO</text:p>
          </table:table-cell>
          <table:table-cell table:style-name="odsStyleTableCell-522e753b4761770d5dab30d1c77dc5b8" office:value-type="string">
            <text:p>PESO</text:p>
          </table:table-cell>
          <table:table-cell table:style-name="odsStyleTableCell-522e753b4761770d5dab30d1c77dc5b8" office:value-type="string">
            <text:p>MXN</text:p>
          </table:table-cell>
          <table:table-cell table:style-name="odsStyleTableCell-c815f46e31ed3b92c8b32eac5a28ad73" office:value-type="string">
            <text:p>0.41963</text:p>
          </table:table-cell>
          <table:table-cell table:style-name="odsStyleTableCell-c815f46e31ed3b92c8b32eac5a28ad73" office:value-type="string">
            <text:p>16.34790</text:p>
          </table:table-cell>
        </table:table-row>
        <table:table-row table:style-name="ro1">
          <table:table-cell table:style-name="odsStyleTableCell-522e753b4761770d5dab30d1c77dc5b8" office:value-type="string">
            <text:p>NORUEGA</text:p>
          </table:table-cell>
          <table:table-cell table:style-name="odsStyleTableCell-522e753b4761770d5dab30d1c77dc5b8" office:value-type="string">
            <text:p>CORONA</text:p>
          </table:table-cell>
          <table:table-cell table:style-name="odsStyleTableCell-522e753b4761770d5dab30d1c77dc5b8" office:value-type="string">
            <text:p>NOK</text:p>
          </table:table-cell>
          <table:table-cell table:style-name="odsStyleTableCell-c815f46e31ed3b92c8b32eac5a28ad73" office:value-type="string">
            <text:p>0.64215</text:p>
          </table:table-cell>
          <table:table-cell table:style-name="odsStyleTableCell-c815f46e31ed3b92c8b32eac5a28ad73" office:value-type="string">
            <text:p>10.68290</text:p>
          </table:table-cell>
        </table:table-row>
        <table:table-row table:style-name="ro1">
          <table:table-cell table:style-name="odsStyleTableCell-522e753b4761770d5dab30d1c77dc5b8" office:value-type="string">
            <text:p>PANAMÁ</text:p>
          </table:table-cell>
          <table:table-cell table:style-name="odsStyleTableCell-522e753b4761770d5dab30d1c77dc5b8" office:value-type="string">
            <text:p>BALBOA</text:p>
          </table:table-cell>
          <table:table-cell table:style-name="odsStyleTableCell-522e753b4761770d5dab30d1c77dc5b8" office:value-type="string">
            <text:p>PAB</text:p>
          </table:table-cell>
          <table:table-cell table:style-name="odsStyleTableCell-c815f46e31ed3b92c8b32eac5a28ad73" office:value-type="string">
            <text:p>6.86000</text:p>
          </table:table-cell>
          <table:table-cell table:style-name="odsStyleTableCell-c815f46e31ed3b92c8b32eac5a28ad73" office:value-type="string">
            <text:p>1.00000</text:p>
          </table:table-cell>
        </table:table-row>
        <table:table-row table:style-name="ro1">
          <table:table-cell table:style-name="odsStyleTableCell-522e753b4761770d5dab30d1c77dc5b8" office:value-type="string">
            <text:p>PARAGUAY</text:p>
          </table:table-cell>
          <table:table-cell table:style-name="odsStyleTableCell-522e753b4761770d5dab30d1c77dc5b8" office:value-type="string">
            <text:p>GUARANI</text:p>
          </table:table-cell>
          <table:table-cell table:style-name="odsStyleTableCell-522e753b4761770d5dab30d1c77dc5b8" office:value-type="string">
            <text:p>PYG</text:p>
          </table:table-cell>
          <table:table-cell table:style-name="odsStyleTableCell-c815f46e31ed3b92c8b32eac5a28ad73" office:value-type="string">
            <text:p>0.00093</text:p>
          </table:table-cell>
          <table:table-cell table:style-name="odsStyleTableCell-c815f46e31ed3b92c8b32eac5a28ad73" office:value-type="string">
            <text:p>7,370.20000</text:p>
          </table:table-cell>
        </table:table-row>
        <table:table-row table:style-name="ro1">
          <table:table-cell table:style-name="odsStyleTableCell-522e753b4761770d5dab30d1c77dc5b8" office:value-type="string">
            <text:p>PERU</text:p>
          </table:table-cell>
          <table:table-cell table:style-name="odsStyleTableCell-522e753b4761770d5dab30d1c77dc5b8" office:value-type="string">
            <text:p>NUEVO SOL</text:p>
          </table:table-cell>
          <table:table-cell table:style-name="odsStyleTableCell-522e753b4761770d5dab30d1c77dc5b8" office:value-type="string">
            <text:p>PEN</text:p>
          </table:table-cell>
          <table:table-cell table:style-name="odsStyleTableCell-c815f46e31ed3b92c8b32eac5a28ad73" office:value-type="string">
            <text:p>1.85968</text:p>
          </table:table-cell>
          <table:table-cell table:style-name="odsStyleTableCell-c815f46e31ed3b92c8b32eac5a28ad73" office:value-type="string">
            <text:p>3.68880</text:p>
          </table:table-cell>
        </table:table-row>
        <table:table-row table:style-name="ro1">
          <table:table-cell table:style-name="odsStyleTableCell-522e753b4761770d5dab30d1c77dc5b8" office:value-type="string">
            <text:p>REINO UNIDO</text:p>
          </table:table-cell>
          <table:table-cell table:style-name="odsStyleTableCell-522e753b4761770d5dab30d1c77dc5b8" office:value-type="string">
            <text:p>LIBRA</text:p>
          </table:table-cell>
          <table:table-cell table:style-name="odsStyleTableCell-522e753b4761770d5dab30d1c77dc5b8" office:value-type="string">
            <text:p>GBP</text:p>
          </table:table-cell>
          <table:table-cell table:style-name="odsStyleTableCell-c815f46e31ed3b92c8b32eac5a28ad73" office:value-type="string">
            <text:p>8.68475</text:p>
          </table:table-cell>
          <table:table-cell table:style-name="odsStyleTableCell-c815f46e31ed3b92c8b32eac5a28ad73" office:value-type="string">
            <text:p>0.78989</text:p>
          </table:table-cell>
        </table:table-row>
        <table:table-row table:style-name="ro1">
          <table:table-cell table:style-name="odsStyleTableCell-522e753b4761770d5dab30d1c77dc5b8" office:value-type="string">
            <text:p>REPÚBLICA DOMINICANA</text:p>
          </table:table-cell>
          <table:table-cell table:style-name="odsStyleTableCell-522e753b4761770d5dab30d1c77dc5b8" office:value-type="string">
            <text:p>PESO DOMINICANO</text:p>
          </table:table-cell>
          <table:table-cell table:style-name="odsStyleTableCell-522e753b4761770d5dab30d1c77dc5b8" office:value-type="string">
            <text:p>DOP</text:p>
          </table:table-cell>
          <table:table-cell table:style-name="odsStyleTableCell-c815f46e31ed3b92c8b32eac5a28ad73" office:value-type="string">
            <text:p>0.11597</text:p>
          </table:table-cell>
          <table:table-cell table:style-name="odsStyleTableCell-c815f46e31ed3b92c8b32eac5a28ad73" office:value-type="string">
            <text:p>59.15200</text:p>
          </table:table-cell>
        </table:table-row>
        <table:table-row table:style-name="ro1">
          <table:table-cell table:style-name="odsStyleTableCell-522e753b4761770d5dab30d1c77dc5b8" office:value-type="string">
            <text:p>REP.POPULAR CHINA</text:p>
          </table:table-cell>
          <table:table-cell table:style-name="odsStyleTableCell-522e753b4761770d5dab30d1c77dc5b8" office:value-type="string">
            <text:p>YUAN RENMINBI OFFSHORE</text:p>
          </table:table-cell>
          <table:table-cell table:style-name="odsStyleTableCell-522e753b4761770d5dab30d1c77dc5b8" office:value-type="string">
            <text:p>CNH</text:p>
          </table:table-cell>
          <table:table-cell table:style-name="odsStyleTableCell-c815f46e31ed3b92c8b32eac5a28ad73" office:value-type="string">
            <text:p>0.94736</text:p>
          </table:table-cell>
          <table:table-cell table:style-name="odsStyleTableCell-c815f46e31ed3b92c8b32eac5a28ad73" office:value-type="string">
            <text:p>7.24120</text:p>
          </table:table-cell>
        </table:table-row>
        <table:table-row table:style-name="ro1">
          <table:table-cell table:style-name="odsStyleTableCell-522e753b4761770d5dab30d1c77dc5b8" office:value-type="string">
            <text:p>RUSIA</text:p>
          </table:table-cell>
          <table:table-cell table:style-name="odsStyleTableCell-522e753b4761770d5dab30d1c77dc5b8" office:value-type="string">
            <text:p>RUBLO RUSO</text:p>
          </table:table-cell>
          <table:table-cell table:style-name="odsStyleTableCell-522e753b4761770d5dab30d1c77dc5b8" office:value-type="string">
            <text:p>RUB</text:p>
          </table:table-cell>
          <table:table-cell table:style-name="odsStyleTableCell-c815f46e31ed3b92c8b32eac5a28ad73" office:value-type="string">
            <text:p>0.07405</text:p>
          </table:table-cell>
          <table:table-cell table:style-name="odsStyleTableCell-c815f46e31ed3b92c8b32eac5a28ad73" office:value-type="string">
            <text:p>92.64510</text:p>
          </table:table-cell>
        </table:table-row>
        <table:table-row table:style-name="ro1">
          <table:table-cell table:style-name="odsStyleTableCell-522e753b4761770d5dab30d1c77dc5b8" office:value-type="string">
            <text:p>SINGAPUR</text:p>
          </table:table-cell>
          <table:table-cell table:style-name="odsStyleTableCell-522e753b4761770d5dab30d1c77dc5b8" office:value-type="string">
            <text:p>DÓLAR</text:p>
          </table:table-cell>
          <table:table-cell table:style-name="odsStyleTableCell-522e753b4761770d5dab30d1c77dc5b8" office:value-type="string">
            <text:p>SGD</text:p>
          </table:table-cell>
          <table:table-cell table:style-name="odsStyleTableCell-c815f46e31ed3b92c8b32eac5a28ad73" office:value-type="string">
            <text:p>5.09166</text:p>
          </table:table-cell>
          <table:table-cell table:style-name="odsStyleTableCell-c815f46e31ed3b92c8b32eac5a28ad73" office:value-type="string">
            <text:p>1.34730</text:p>
          </table:table-cell>
        </table:table-row>
        <table:table-row table:style-name="ro1">
          <table:table-cell table:style-name="odsStyleTableCell-522e753b4761770d5dab30d1c77dc5b8" office:value-type="string">
            <text:p>SUDÁFRICA</text:p>
          </table:table-cell>
          <table:table-cell table:style-name="odsStyleTableCell-522e753b4761770d5dab30d1c77dc5b8" office:value-type="string">
            <text:p>RAND</text:p>
          </table:table-cell>
          <table:table-cell table:style-name="odsStyleTableCell-522e753b4761770d5dab30d1c77dc5b8" office:value-type="string">
            <text:p>ZAR</text:p>
          </table:table-cell>
          <table:table-cell table:style-name="odsStyleTableCell-c815f46e31ed3b92c8b32eac5a28ad73" office:value-type="string">
            <text:p>0.36829</text:p>
          </table:table-cell>
          <table:table-cell table:style-name="odsStyleTableCell-c815f46e31ed3b92c8b32eac5a28ad73" office:value-type="string">
            <text:p>18.62660</text:p>
          </table:table-cell>
        </table:table-row>
        <table:table-row table:style-name="ro1">
          <table:table-cell table:style-name="odsStyleTableCell-522e753b4761770d5dab30d1c77dc5b8" office:value-type="string">
            <text:p>SUECIA</text:p>
          </table:table-cell>
          <table:table-cell table:style-name="odsStyleTableCell-522e753b4761770d5dab30d1c77dc5b8" office:value-type="string">
            <text:p>CORONA</text:p>
          </table:table-cell>
          <table:table-cell table:style-name="odsStyleTableCell-522e753b4761770d5dab30d1c77dc5b8" office:value-type="string">
            <text:p>SEK</text:p>
          </table:table-cell>
          <table:table-cell table:style-name="odsStyleTableCell-c815f46e31ed3b92c8b32eac5a28ad73" office:value-type="string">
            <text:p>0.64962</text:p>
          </table:table-cell>
          <table:table-cell table:style-name="odsStyleTableCell-c815f46e31ed3b92c8b32eac5a28ad73" office:value-type="string">
            <text:p>10.56010</text:p>
          </table:table-cell>
        </table:table-row>
        <table:table-row table:style-name="ro1">
          <table:table-cell table:style-name="odsStyleTableCell-522e753b4761770d5dab30d1c77dc5b8" office:value-type="string">
            <text:p>SUIZA</text:p>
          </table:table-cell>
          <table:table-cell table:style-name="odsStyleTableCell-522e753b4761770d5dab30d1c77dc5b8" office:value-type="string">
            <text:p>FRANCO</text:p>
          </table:table-cell>
          <table:table-cell table:style-name="odsStyleTableCell-522e753b4761770d5dab30d1c77dc5b8" office:value-type="string">
            <text:p>CHF</text:p>
          </table:table-cell>
          <table:table-cell table:style-name="odsStyleTableCell-c815f46e31ed3b92c8b32eac5a28ad73" office:value-type="string">
            <text:p>7.58262</text:p>
          </table:table-cell>
          <table:table-cell table:style-name="odsStyleTableCell-c815f46e31ed3b92c8b32eac5a28ad73" office:value-type="string">
            <text:p>0.90470</text:p>
          </table:table-cell>
        </table:table-row>
        <table:table-row table:style-name="ro1">
          <table:table-cell table:style-name="odsStyleTableCell-522e753b4761770d5dab30d1c77dc5b8" office:value-type="string">
            <text:p>TAILANDIA</text:p>
          </table:table-cell>
          <table:table-cell table:style-name="odsStyleTableCell-522e753b4761770d5dab30d1c77dc5b8" office:value-type="string">
            <text:p>THAI BAHT</text:p>
          </table:table-cell>
          <table:table-cell table:style-name="odsStyleTableCell-522e753b4761770d5dab30d1c77dc5b8" office:value-type="string">
            <text:p>THB</text:p>
          </table:table-cell>
          <table:table-cell table:style-name="odsStyleTableCell-c815f46e31ed3b92c8b32eac5a28ad73" office:value-type="string">
            <text:p>0.18698</text:p>
          </table:table-cell>
          <table:table-cell table:style-name="odsStyleTableCell-c815f46e31ed3b92c8b32eac5a28ad73" office:value-type="string">
            <text:p>36.68800</text:p>
          </table:table-cell>
        </table:table-row>
        <table:table-row table:style-name="ro1">
          <table:table-cell table:style-name="odsStyleTableCell-522e753b4761770d5dab30d1c77dc5b8" office:value-type="string">
            <text:p>TAIWAN</text:p>
          </table:table-cell>
          <table:table-cell table:style-name="odsStyleTableCell-522e753b4761770d5dab30d1c77dc5b8" office:value-type="string">
            <text:p>DÓLAR</text:p>
          </table:table-cell>
          <table:table-cell table:style-name="odsStyleTableCell-522e753b4761770d5dab30d1c77dc5b8" office:value-type="string">
            <text:p>TWD</text:p>
          </table:table-cell>
          <table:table-cell table:style-name="odsStyleTableCell-c815f46e31ed3b92c8b32eac5a28ad73" office:value-type="string">
            <text:p>0.21368</text:p>
          </table:table-cell>
          <table:table-cell table:style-name="odsStyleTableCell-c815f46e31ed3b92c8b32eac5a28ad73" office:value-type="string">
            <text:p>32.10400</text:p>
          </table:table-cell>
        </table:table-row>
        <table:table-row table:style-name="ro1">
          <table:table-cell table:style-name="odsStyleTableCell-522e753b4761770d5dab30d1c77dc5b8" office:value-type="string">
            <text:p>TÚNEZ</text:p>
          </table:table-cell>
          <table:table-cell table:style-name="odsStyleTableCell-522e753b4761770d5dab30d1c77dc5b8" office:value-type="string">
            <text:p>DINAR TUNECINO</text:p>
          </table:table-cell>
          <table:table-cell table:style-name="odsStyleTableCell-522e753b4761770d5dab30d1c77dc5b8" office:value-type="string">
            <text:p>TND</text:p>
          </table:table-cell>
          <table:table-cell table:style-name="odsStyleTableCell-c815f46e31ed3b92c8b32eac5a28ad73" office:value-type="string">
            <text:p>2.20267</text:p>
          </table:table-cell>
          <table:table-cell table:style-name="odsStyleTableCell-c815f46e31ed3b92c8b32eac5a28ad73" office:value-type="string">
            <text:p>3.11440</text:p>
          </table:table-cell>
        </table:table-row>
        <table:table-row table:style-name="ro1">
          <table:table-cell table:style-name="odsStyleTableCell-522e753b4761770d5dab30d1c77dc5b8" office:value-type="string">
            <text:p>TURQUÍA</text:p>
          </table:table-cell>
          <table:table-cell table:style-name="odsStyleTableCell-522e753b4761770d5dab30d1c77dc5b8" office:value-type="string">
            <text:p>LIRA TURCA</text:p>
          </table:table-cell>
          <table:table-cell table:style-name="odsStyleTableCell-522e753b4761770d5dab30d1c77dc5b8" office:value-type="string">
            <text:p>TRY</text:p>
          </table:table-cell>
          <table:table-cell table:style-name="odsStyleTableCell-c815f46e31ed3b92c8b32eac5a28ad73" office:value-type="string">
            <text:p>0.21404</text:p>
          </table:table-cell>
          <table:table-cell table:style-name="odsStyleTableCell-c815f46e31ed3b92c8b32eac5a28ad73" office:value-type="string">
            <text:p>32.05000</text:p>
          </table:table-cell>
        </table:table-row>
        <table:table-row table:style-name="ro1">
          <table:table-cell table:style-name="odsStyleTableCell-522e753b4761770d5dab30d1c77dc5b8" office:value-type="string">
            <text:p>URUGUAY</text:p>
          </table:table-cell>
          <table:table-cell table:style-name="odsStyleTableCell-522e753b4761770d5dab30d1c77dc5b8" office:value-type="string">
            <text:p>PESO</text:p>
          </table:table-cell>
          <table:table-cell table:style-name="odsStyleTableCell-522e753b4761770d5dab30d1c77dc5b8" office:value-type="string">
            <text:p>UYU</text:p>
          </table:table-cell>
          <table:table-cell table:style-name="odsStyleTableCell-c815f46e31ed3b92c8b32eac5a28ad73" office:value-type="string">
            <text:p>0.17748</text:p>
          </table:table-cell>
          <table:table-cell table:style-name="odsStyleTableCell-c815f46e31ed3b92c8b32eac5a28ad73" office:value-type="string">
            <text:p>38.65250</text:p>
          </table:table-cell>
        </table:table-row>
        <table:table-row table:style-name="ro1">
          <table:table-cell table:style-name="odsStyleTableCell-522e753b4761770d5dab30d1c77dc5b8" office:value-type="string">
            <text:p>VENEZUELA</text:p>
          </table:table-cell>
          <table:table-cell table:style-name="odsStyleTableCell-522e753b4761770d5dab30d1c77dc5b8" office:value-type="string">
            <text:p>BOLIVAR DIGITAL</text:p>
          </table:table-cell>
          <table:table-cell table:style-name="odsStyleTableCell-522e753b4761770d5dab30d1c77dc5b8" office:value-type="string">
            <text:p>VES</text:p>
          </table:table-cell>
          <table:table-cell table:style-name="odsStyleTableCell-c815f46e31ed3b92c8b32eac5a28ad73" office:value-type="string">
            <text:p>0.18904</text:p>
          </table:table-cell>
          <table:table-cell table:style-name="odsStyleTableCell-c815f46e31ed3b92c8b32eac5a28ad73" office:value-type="string">
            <text:p>36.28870</text:p>
          </table:table-cell>
        </table:table-row>
        <table:table-row table:style-name="ro1">
          <table:table-cell table:style-name="odsStyleTableCell-522e753b4761770d5dab30d1c77dc5b8" office:value-type="string">
            <text:p>VIETNAM</text:p>
          </table:table-cell>
          <table:table-cell table:style-name="odsStyleTableCell-522e753b4761770d5dab30d1c77dc5b8" office:value-type="string">
            <text:p>DONG</text:p>
          </table:table-cell>
          <table:table-cell table:style-name="odsStyleTableCell-522e753b4761770d5dab30d1c77dc5b8" office:value-type="string">
            <text:p>VND</text:p>
          </table:table-cell>
          <table:table-cell table:style-name="odsStyleTableCell-c815f46e31ed3b92c8b32eac5a28ad73" office:value-type="string">
            <text:p>0.00027</text:p>
          </table:table-cell>
          <table:table-cell table:style-name="odsStyleTableCell-c815f46e31ed3b92c8b32eac5a28ad73" office:value-type="string">
            <text:p>24,962.50000</text:p>
          </table:table-cell>
        </table:table-row>
        <table:table-row table:style-name="ro1">
          <table:table-cell table:style-name="odsStyleTableCell-522e753b4761770d5dab30d1c77dc5b8" office:value-type="string">
            <text:p/>
          </table:table-cell>
          <table:table-cell table:style-name="odsStyleTableCell-522e753b4761770d5dab30d1c77dc5b8" office:value-type="string">
            <text:p>DERECHO ESPECIAL DE GIRO</text:p>
          </table:table-cell>
          <table:table-cell table:style-name="odsStyleTableCell-522e753b4761770d5dab30d1c77dc5b8" office:value-type="string">
            <text:p>USD/D.E.G.</text:p>
          </table:table-cell>
          <table:table-cell table:style-name="odsStyleTableCell-c815f46e31ed3b92c8b32eac5a28ad73" office:value-type="string">
            <text:p/>
          </table:table-cell>
          <table:table-cell table:style-name="odsStyleTableCell-c815f46e31ed3b92c8b32eac5a28ad73" office:value-type="string">
            <text:p>1.32556</text:p>
          </table:table-cell>
        </table:table-row>
        <table:table-row table:style-name="ro1">
          <table:table-cell table:style-name="odsStyleTableCell-522e753b4761770d5dab30d1c77dc5b8" office:value-type="string">
            <text:p/>
          </table:table-cell>
          <table:table-cell table:style-name="odsStyleTableCell-522e753b4761770d5dab30d1c77dc5b8" office:value-type="string">
            <text:p>UNIDAD DE FOMENTO DE VIVIENDA</text:p>
          </table:table-cell>
          <table:table-cell table:style-name="odsStyleTableCell-522e753b4761770d5dab30d1c77dc5b8" office:value-type="string">
            <text:p>Bs/UFV</text:p>
          </table:table-cell>
          <table:table-cell table:style-name="odsStyleTableCell-c815f46e31ed3b92c8b32eac5a28ad73" office:value-type="string">
            <text:p/>
          </table:table-cell>
          <table:table-cell table:style-name="odsStyleTableCell-c815f46e31ed3b92c8b32eac5a28ad73" office:value-type="string">
            <text:p>2.48875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5dead2ec40ba1c90b816715c936c4e3c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aa11bf12847c30b5ed72268ca6ba95df" office:value-type="string">
            <text:p> </text:p>
          </table:table-cell>
          <table:table-cell table:style-name="odsStyleTableCell-aa11bf12847c30b5ed72268ca6ba95df" office:value-type="string">
            <text:p>UNIDAD MONETARIA</text:p>
          </table:table-cell>
          <table:table-cell table:style-name="odsStyleTableCell-aa11bf12847c30b5ed72268ca6ba95df" office:value-type="string">
            <text:p>MONEDA</text:p>
          </table:table-cell>
          <table:table-cell table:style-name="odsStyleTableCell-aa11bf12847c30b5ed72268ca6ba95df" office:value-type="string">
            <text:p>TIPO DE CAMBIO EN M.E.</text:p>
          </table:table-cell>
        </table:table-row>
        <table:table-row table:style-name="ro1">
          <table:table-cell table:style-name="odsStyleTableCell-522e753b4761770d5dab30d1c77dc5b8" office:value-type="string">
            <text:p>ORO</text:p>
          </table:table-cell>
          <table:table-cell table:style-name="odsStyleTableCell-522e753b4761770d5dab30d1c77dc5b8" office:value-type="string">
            <text:p>ONZA TROY ORO</text:p>
          </table:table-cell>
          <table:table-cell table:style-name="odsStyleTableCell-522e753b4761770d5dab30d1c77dc5b8" office:value-type="string">
            <text:p>USD./O.T.F.</text:p>
          </table:table-cell>
          <table:table-cell table:style-name="odsStyleTableCell-c815f46e31ed3b92c8b32eac5a28ad73" office:value-type="string">
            <text:p>2,340.51000</text:p>
          </table:table-cell>
        </table:table-row>
        <table:table-row table:style-name="ro1">
          <table:table-cell table:style-name="odsStyleTableCell-522e753b4761770d5dab30d1c77dc5b8" office:value-type="string">
            <text:p>PLATA</text:p>
          </table:table-cell>
          <table:table-cell table:style-name="odsStyleTableCell-522e753b4761770d5dab30d1c77dc5b8" office:value-type="string">
            <text:p>ONZA TROY PLATA</text:p>
          </table:table-cell>
          <table:table-cell table:style-name="odsStyleTableCell-522e753b4761770d5dab30d1c77dc5b8" office:value-type="string">
            <text:p>USD./O.T.F.</text:p>
          </table:table-cell>
          <table:table-cell table:style-name="odsStyleTableCell-c815f46e31ed3b92c8b32eac5a28ad73" office:value-type="string">
            <text:p>27.865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5dead2ec40ba1c90b816715c936c4e3c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aa11bf12847c30b5ed72268ca6ba95df" office:value-type="string">
            <text:p> </text:p>
          </table:table-cell>
          <table:table-cell table:style-name="odsStyleTableCell-aa11bf12847c30b5ed72268ca6ba95df" office:value-type="string">
            <text:p>1 MES</text:p>
          </table:table-cell>
          <table:table-cell table:style-name="odsStyleTableCell-aa11bf12847c30b5ed72268ca6ba95df" office:value-type="string">
            <text:p>3 MESES</text:p>
          </table:table-cell>
          <table:table-cell table:style-name="odsStyleTableCell-aa11bf12847c30b5ed72268ca6ba95df" office:value-type="string">
            <text:p>6 MESES</text:p>
          </table:table-cell>
        </table:table-row>
        <table:table-row table:style-name="ro1">
          <table:table-cell table:style-name="odsStyleTableCell-1f4a2102ed1f8600fd8083e69652ff56" office:value-type="string">
            <text:p>TASA LIBOR(USD)</text:p>
          </table:table-cell>
          <table:table-cell table:style-name="odsStyleTableCell-c815f46e31ed3b92c8b32eac5a28ad73" office:value-type="string">
            <text:p>5.43</text:p>
          </table:table-cell>
          <table:table-cell table:style-name="odsStyleTableCell-c815f46e31ed3b92c8b32eac5a28ad73" office:value-type="string">
            <text:p>5.56</text:p>
          </table:table-cell>
          <table:table-cell table:style-name="odsStyleTableCell-c815f46e31ed3b92c8b32eac5a28ad73" office:value-type="string">
            <text:p>5.66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522e753b4761770d5dab30d1c77dc5b8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8T20:18:31</meta:creation-date>
    <meta:generator>ods générator</meta:generator>
    <dc:date>2024-10-18T20:18:31</dc:date>
    <meta:editing-duration>PT1S</meta:editing-duration>
    <meta:editing-cycles>1</meta:editing-cycles>
    <meta:document-statistic meta:table-count="1" meta:cell-count="4" meta:object-count="0"/>
  </office:meta>
</office:document-meta>
</file>